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5cm" svg:height="3.9cm" svg:x="7.1cm" svg:y="1.4cm">
          <text:p text:style-name="P1">Viewer</text:p>
        </draw:rect>
        <draw:rect draw:style-name="gr1" draw:text-style-name="P1" draw:layer="layout" svg:width="4.4cm" svg:height="3.9cm" svg:x="1.3cm" svg:y="1.4cm">
          <text:p text:style-name="P1">Converter</text:p>
        </draw:rect>
        <draw:rect draw:style-name="gr1" draw:text-style-name="P1" draw:layer="layout" svg:width="5.5cm" svg:height="3.9cm" svg:x="13.1cm" svg:y="1.4cm">
          <text:p text:style-name="P1">Data browser<text:line-break/>Tag manager</text:p>
        </draw:rect>
        <draw:rect draw:style-name="gr1" draw:text-style-name="P1" draw:layer="layout" svg:width="6cm" svg:height="3.9cm" svg:x="20cm" svg:y="1.5cm">
          <text:p text:style-name="P1">Pipeline <text:line-break/>Administra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2T11:00:40.82</meta:creation-date>
    <dc:date>2017-11-22T11:04:40.99</dc:date>
    <meta:editing-duration>PT4M</meta:editing-duration>
    <meta:editing-cycles>1</meta:editing-cycles>
    <meta:document-statistic meta:object-count="4"/>
    <meta:generator>OpenOffice.org/3.4.1$Win32 OpenOffice.org_project/341m1$Build-9593</meta:generator>
  </office:meta>
</office:document-meta>
</file>